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bbla Developer's guide</text:h>
      <text:p text:style-name="Text_20_body">Version 0.1<text:line-break/>Arild Matsson, 2012-10-02</text:p>
      <text:p text:style-name="Text_20_body">This document is definitely subject to change, and might be slightly outdated. Contact Bibbla developers for help.</text:p>
      <text:h text:style-name="Heading_20_2" text:outline-level="2"><text:span text:style-name="T1">Acquiring source</text:span></text:h>
      <text:p text:style-name="Text_20_body">Clone the GitHub repository.</text:p>
      <text:p text:style-name="Kodsnutt">git clone git@github.com:aommm/bibbla.git</text:p>
      <text:p text:style-name="Text_20_body">Import the projects to Eclipse. The repository contains three Eclipse projects for the app, additional libraries, and backend testing respectively.</text:p>
      <text:h text:style-name="Heading_20_2" text:outline-level="2"><text:span text:style-name="T1">Setting up Eclipse</text:span></text:h>
      <text:p text:style-name="Text_20_body">The projects must be named accordingly: Bibbla (app), ActionBarSherlock (libs) and BackendDebugging (tests).</text:p>
      <text:p text:style-name="Text_20_body">Ensure that <text:span text:style-name="T2">Compiler compliance level</text:span> setting is set to 1.6 in the properties of all projects.</text:p>
      <text:p text:style-name="Text_20_body">Note: Even though the BackendDebugging project does not make any use of the ActionBarSherlock project, the latter must be pres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Kodsnutt" style:family="paragraph" style:parent-style-name="Preformatted_20_Text">
      <style:paragraph-properties fo:margin="100%" fo:margin-left="0.499cm" fo:margin-right="0cm" fo:margin-top="0.101cm" fo:margin-bottom="0.3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ld </meta:initial-creator>
    <meta:creation-date>2012-10-02T12:41:36</meta:creation-date>
    <dc:date>2012-10-02T12:46:48</dc:date>
    <dc:creator>Arild </dc:creator>
    <meta:editing-duration>P0D</meta:editing-duration>
    <meta:editing-cycles>1</meta:editing-cycles>
    <meta:document-statistic meta:table-count="0" meta:image-count="0" meta:object-count="0" meta:page-count="1" meta:paragraph-count="11" meta:word-count="106" meta:character-count="757" meta:non-whitespace-character-count="662"/>
    <meta:generator>LibreOffice/3.5$Linux_X86_64 LibreOffice_project/350m1$Build-2</meta:generator>
  </office:meta>
</office:document-meta>
</file>